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1019" table:default-cell-style-name="ce3"/>
        <table:table-row table:style-name="ro1">
          <table:table-cell office:value-type="string" calcext:value-type="string">
            <text:p>F1B015052</text:p>
          </table:table-cell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53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55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56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Teknik Gambar Banguna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57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58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Elektronika Industri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59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60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6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endaraan Ringa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64</text:p>
          </table:table-cell>
          <table:table-cell office:value-type="float" office:value="50201388" calcext:value-type="float">
            <text:p>50201388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65</text:p>
          </table:table-cell>
          <table:table-cell office:value-type="float" office:value="50200374" calcext:value-type="float">
            <text:p>50200374</text:p>
          </table:table-cell>
          <table:table-cell office:value-type="string" calcext:value-type="string">
            <text:p>Teknik Sepeda Moto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68</text:p>
          </table:table-cell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0</text:p>
          </table:table-cell>
          <table:table-cell office:value-type="float" office:value="50202500" calcext:value-type="float">
            <text:p>50202500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1</text:p>
          </table:table-cell>
          <table:table-cell office:value-type="float" office:value="50202414" calcext:value-type="float">
            <text:p>50202414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2</text:p>
          </table:table-cell>
          <table:table-cell office:value-type="float" office:value="50205205" calcext:value-type="float">
            <text:p>5020520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3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4</text:p>
          </table:table-cell>
          <table:table-cell office:value-type="float" office:value="50200365" calcext:value-type="float">
            <text:p>5020036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5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6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7</text:p>
          </table:table-cell>
          <table:table-cell office:value-type="float" office:value="50202501" calcext:value-type="float">
            <text:p>50202501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8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79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0</text:p>
          </table:table-cell>
          <table:table-cell office:value-type="float" office:value="50204514" calcext:value-type="float">
            <text:p>50204514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1</text:p>
          </table:table-cell>
          <table:table-cell office:value-type="float" office:value="50205583" calcext:value-type="float">
            <text:p>5020558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2</text:p>
          </table:table-cell>
          <table:table-cell office:value-type="float" office:value="50204008" calcext:value-type="float">
            <text:p>50204008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3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4</text:p>
          </table:table-cell>
          <table:table-cell office:value-type="float" office:value="50204017" calcext:value-type="float">
            <text:p>50204017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5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6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7</text:p>
          </table:table-cell>
          <table:table-cell office:value-type="float" office:value="50204017" calcext:value-type="float">
            <text:p>50204017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8</text:p>
          </table:table-cell>
          <table:table-cell office:value-type="float" office:value="20337859" calcext:value-type="float">
            <text:p>20337859</text:p>
          </table:table-cell>
          <table:table-cell office:value-type="string" calcext:value-type="string">
            <text:p>Rekayasa Perangkat Lunak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89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90</text:p>
          </table:table-cell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91</text:p>
          </table:table-cell>
          <table:table-cell office:value-type="float" office:value="50202504" calcext:value-type="float">
            <text:p>50202504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5092</text:p>
          </table:table-cell>
          <table:table-cell office:value-type="float" office:value="50201384" calcext:value-type="float">
            <text:p>50201384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1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2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3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4</text:p>
          </table:table-cell>
          <table:table-cell office:value-type="float" office:value="50202502" calcext:value-type="float">
            <text:p>50202502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6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7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8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09</text:p>
          </table:table-cell>
          <table:table-cell office:value-type="float" office:value="50200365" calcext:value-type="float">
            <text:p>5020036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10</text:p>
          </table:table-cell>
          <table:table-cell office:value-type="float" office:value="50202411" calcext:value-type="float">
            <text:p>50202411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11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12</text:p>
          </table:table-cell>
          <table:table-cell office:value-type="float" office:value="50200375" calcext:value-type="float">
            <text:p>5020037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13</text:p>
          </table:table-cell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14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F1B016015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style-name="ce2" table:number-columns-repeated="1019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00:24:36.405579230</meta:creation-date>
    <dc:date>2019-01-19T00:29:19.302988480</dc:date>
    <meta:editing-duration>PT4M42S</meta:editing-duration>
    <meta:editing-cycles>2</meta:editing-cycles>
    <meta:generator>LibreOffice/6.1.3.2$MacOSX_X86_64 LibreOffice_project/86daf60bf00efa86ad547e59e09d6bb77c699acb</meta:generator>
    <meta:document-statistic meta:table-count="1" meta:cell-count="150" meta:object-count="0"/>
  </office:meta>
</office:document-meta>
</file>